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xml:id="id1" text:id="id1">First</text:p>
            <text:p xml:id="id2" text:id="id2">Second</text:p>
            <text:p xml:id="id3" text:id="id3" text:style-name="P1">Thir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9:36:01.085734341</meta:creation-date>
    <dc:date>2017-08-07T19:41:28.329195550</dc:date>
    <meta:editing-duration>PT5M28S</meta:editing-duration>
    <meta:editing-cycles>1</meta:editing-cycles>
    <meta:document-statistic meta:object-count="24"/>
    <meta:generator>LibreOfficeDev/6.0.0.0.alpha0$Linux_X86_64 LibreOffice_project/4ef3f3f3c2e95e88c06092aba461eb0aec2cc797</meta:generator>
  </office:meta>
</office:document-meta>
</file>